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50pt" style:font-size-asian="50pt" style:font-size-complex="50pt"/>
    </style:style>
    <style:style style:name="P2" style:family="paragraph">
      <style:paragraph-properties fo:margin-left="0cm" fo:margin-right="0cm" fo:text-indent="0cm"/>
      <style:text-properties fo:color="#ffffff" style:font-name="Arial Black" fo:font-size="50pt" fo:font-weight="bold" style:font-size-asian="50pt" style:font-size-complex="5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0pt" fo:font-weight="bold" style:font-size-asian="50pt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m tego pewien,</text:span><text:span text:style-name="T1"><text:line-break/></text:span><text:span text:style-name="T1">nic nie oddzieli nas</text:span><text:span text:style-name="T1"><text:line-break/></text:span><text:span text:style-name="T1">od miłości Twojej Panie /x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Ani śmierć, ani życie,</text:span><text:span text:style-name="T1"><text:line-break/></text:span><text:span text:style-name="T1">ani aniołowie</text:span><text:span text:style-name="T1"><text:line-break/></text:span><text:span text:style-name="T1">Potęgi niebieskie, teraźniejszość,</text:span><text:span text:style-name="T1"><text:line-break/></text:span><text:span text:style-name="T1">przyszłość, moce,</text:span><text:span text:style-name="T1"><text:line-break/></text:span><text:span text:style-name="T1">Ani wysokość i głębokość, stworzenie też</text:span><text:span text:style-name="T1"><text:line-break/></text:span><text:span text:style-name="T1">Nic nie oddzieli nas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5T17:32:59</meta:creation-date>
    <dc:date>2015-01-25T22:37:27.029000000</dc:date>
    <dc:language>pl-PL</dc:language>
    <meta:editing-cycles>20</meta:editing-cycles>
    <meta:editing-duration>PT13M31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